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style:font-name="Liberation Sans1"/>
    </style:style>
    <style:style style:name="P4" style:family="paragraph" style:parent-style-name="Heading_20_1">
      <style:text-properties style:font-name="Liberation Sans1"/>
    </style:style>
    <style:style style:name="P5" style:family="paragraph" style:parent-style-name="Heading_20_1">
      <style:text-properties style:font-name="Liberation Sans1" officeooo:rsid="00034950" officeooo:paragraph-rsid="00034950"/>
    </style:style>
    <style:style style:name="P6" style:family="paragraph" style:parent-style-name="Horizontal_20_Line">
      <style:text-properties style:font-name="Liberation Sans1"/>
    </style:style>
    <style:style style:name="T1" style:family="text">
      <style:text-properties style:font-name="Liberation San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ext:h text:style-name="P4" text:outline-level="1"/>
      <text:h text:style-name="P4" text:outline-level="1">The IEEE standard for requirements documents </text:h>
      <text:p text:style-name="P6"/>
      <text:p text:style-name="P2"><text:span text:style-name="T1">The most widely known requirements document standard is </text:span><text:a xlink:type="simple" xlink:href="http://ieeexplore.ieee.org/xpls/abs_all.jsp?arnumber=720574&amp;tag=1" text:style-name="Internet_20_link" text:visited-style-name="Visited_20_Internet_20_Link"><text:span text:style-name="T1">IEEE/ANSI 830-1998</text:span></text:a><text:span text:style-name="T1"> (IEEE, 1998). This IEEE standard suggests the following structure for requirements documents: </text:span></text:p>
      <text:p text:style-name="P2"><text:span text:style-name="Strong_20_Emphasis"><text:span text:style-name="T1">1.   Introduction</text:span></text:span><text:span text:style-name="T1"><text:line-break/>1.1   Purpose of the requirements document<text:line-break/>1.2   Scope of the product<text:line-break/>1.3   Definitions, acronyms and abbreviations<text:line-break/>1.4   References<text:line-break/>1.5   Overview of the remainder of the document</text:span></text:p>
      <text:p text:style-name="P2"><text:span text:style-name="Strong_20_Emphasis"><text:span text:style-name="T1">2.   General description</text:span></text:span><text:span text:style-name="T1"><text:line-break/>2.1   Product perspective<text:line-break/>2.2   Product functions<text:line-break/>2.3   User characteristics<text:line-break/>2.4   General constraints<text:line-break/>2.5   Assumptions and dependencies</text:span></text:p>
      <text:p text:style-name="Text_20_body"><text:span text:style-name="T1">3.</text:span><text:span text:style-name="Strong_20_Emphasis"><text:span text:style-name="T1">Specific requirements</text:span></text:span><text:span text:style-name="T1">, covering functional, non-functional and interface requirements. This is obviously the most substantial part of the document but because of the wide variability in organisational practice, it is not appropriate to define a standard structure for this section. The requirements may document external interfaces, describe system functionality and performance, and specify logical database requirements, design constraints, emergent system properties and quality characteristics. </text:span></text:p>
      <text:p text:style-name="Text_20_body"><text:span text:style-name="T1">4.</text:span><text:span text:style-name="Strong_20_Emphasis"><text:span text:style-name="T1">Appendices</text:span></text:span></text:p>
      <text:p text:style-name="Text_20_body"><text:span text:style-name="T1">5.</text:span><text:span text:style-name="Strong_20_Emphasis"><text:span text:style-name="T1">Index</text:span></text:span></text:p>
      <text:p text:style-name="P3">Although the IEEE standard is not ideal, it contains a great deal of good advice on how to write requirements and how to avoid problems. It is too general to be an organisational standard in its own right. It is a general framework that can be tailored and adapted to define a standard geared to the needs of a particular organisation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20:36:38.266470734</meta:creation-date>
    <dc:date>2017-07-09T21:03:05.734177246</dc:date>
    <meta:editing-duration>PT13M4S</meta:editing-duration>
    <meta:editing-cycles>2</meta:editing-cycles>
    <meta:generator>LibreOffice/5.2.5.1$Linux_X86_64 LibreOffice_project/20m0$Build-1</meta:generator>
    <meta:document-statistic meta:table-count="0" meta:image-count="0" meta:object-count="0" meta:page-count="1" meta:paragraph-count="8" meta:word-count="201" meta:character-count="1430" meta:non-whitespace-character-count="1209"/>
  </office:meta>
</office:document-meta>
</file>